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ic-yasim-engine.nas</text:p>
      <text:p text:style-name="P1">Est lancé à l'init</text:p>
      <text:p text:style-name="Preformatted_20_Text"/>
      <text:p text:style-name="Preformatted_20_Text">1 loop:</text:p>
      <text:p text:style-name="Preformatted_20_Text"/>
      <text:p text:style-name="Preformatted_20_Text"><text:tab/>init: func</text:p>
      <text:p text:style-name="Preformatted_20_Text"><text:tab/>{</text:p>
      <text:p text:style-name="Preformatted_20_Text"><text:tab/><text:tab/>if (me.loop_running) return;</text:p>
      <text:p text:style-name="Preformatted_20_Text"><text:tab/><text:tab/>me.loop_running = 1;</text:p>
      <text:p text:style-name="Preformatted_20_Text"><text:tab/><text:tab/>var loop = func</text:p>
      <text:p text:style-name="Preformatted_20_Text"><text:tab/><text:tab/>{</text:p>
      <text:p text:style-name="Preformatted_20_Text"><text:tab/><text:tab/><text:tab/>me.update();</text:p>
      <text:p text:style-name="Preformatted_20_Text"><text:tab/><text:tab/><text:tab/>settimer(loop, UPDATE_PERIOD);</text:p>
      <text:p text:style-name="Preformatted_20_Text"><text:tab/><text:tab/>};</text:p>
      <text:p text:style-name="Preformatted_20_Text"><text:tab/><text:tab/>settimer(loop, 0);</text:p>
      <text:p text:style-name="Preformatted_20_Text"><text:tab/>},</text:p>
      <text:p text:style-name="Preformatted_20_Text"/>
      <text:p text:style-name="Preformatted_20_Text"><text:s/><text:tab/></text:p>
      <text:p text:style-name="Preformatted_20_Text"/>
      <text:p text:style-name="Preformatted_20_Text"><text:span text:style-name="T1">MiscRwr.nas</text:span></text:p>
      <text:p text:style-name="Preformatted_20_Text">Est lancé sur action</text:p>
      <text:p text:style-name="Preformatted_20_Text">targeted</text:p>
      <text:p text:style-name="Preformatted_20_Text">var targeted = func(){</text:p>
      <text:p text:style-name="Preformatted_20_Text">[…]</text:p>
      <text:p text:style-name="Preformatted_20_Text"><text:s text:c="9"/>if(StandByTgtMarker &lt; 1000) {</text:p>
      <text:p text:style-name="Preformatted_20_Text"><text:s text:c="17"/>settimer(choosen_Target_List, 0.5);</text:p>
      <text:p text:style-name="Preformatted_20_Text"><text:s text:c="17"/>StandByTgtMarker = StandByTgtMarker +1 ;</text:p>
      <text:p text:style-name="Preformatted_20_Text"><text:s text:c="10"/>}else{</text:p>
      <text:p text:style-name="Preformatted_20_Text"><text:s text:c="17"/>setprop("/ai/closest/range",-2 );</text:p>
      <text:p text:style-name="Preformatted_20_Text"><text:s text:c="17"/>StandByTgtMarker = 0;</text:p>
      <text:p text:style-name="Preformatted_20_Text"><text:s text:c="17"/>radar.radar_mode_toggle();</text:p>
      <text:p text:style-name="Preformatted_20_Text"><text:s text:c="10"/>} <text:s text:c="5"/> <text:s text:c="6"/></text:p>
      <text:p text:style-name="Preformatted_20_Text">}</text:p>
      <text:p text:style-name="Preformatted_20_Text"/>
      <text:p text:style-name="Preformatted_20_Text"/>
      <text:p text:style-name="P1">instrumentation.nas</text:p>
      <text:p text:style-name="Preformatted_20_Text">Est lancé sur evenement</text:p>
      <text:p text:style-name="Preformatted_20_Text"/>
      <text:p text:style-name="Preformatted_20_Text">#This is for blinking light</text:p>
      <text:p text:style-name="Preformatted_20_Text">var clignote = func(){[...]}</text:p>
      <text:p text:style-name="Preformatted_20_Text"/>
      <text:p text:style-name="P1">m2000-5.nas</text:p>
      <text:p text:style-name="Preformatted_20_Text">5 setlistener()</text:p>
      <text:p text:style-name="Preformatted_20_Text">Vérifier cohérence et non redondance des 5</text:p>
      <text:p text:style-name="Preformatted_20_Text"/>
      <text:p text:style-name="Preformatted_20_Text">2 setTimer</text:p>
      <text:p text:style-name="Preformatted_20_Text">→ Pour lancer la boucle aoa</text:p>
      <text:p text:style-name="Preformatted_20_Text">→ Ici devrait y avoir une main boucle</text:p>
      <text:p text:style-name="Preformatted_20_Text"/>
      <text:p text:style-name="P1">light.nas</text:p>
      <text:p text:style-name="P2">1 setlistener</text:p>
      <text:p text:style-name="P2"/>
      <text:p text:style-name="P1">m2000-5_mfd.nas</text:p>
      <text:p text:style-name="P2">1 setlistener → init</text:p>
      <text:p text:style-name="P2">2 setTimer</text:p>
      <text:p text:style-name="Preformatted_20_Text">→ Pour lancer la boucle Main</text:p>
      <text:p text:style-name="P2">→ Ici devrait y avoir une main boucle</text:p>
      <text:p text:style-name="P2"/>
      <text:p text:style-name="P1">radar2.nas</text:p>
      <text:p text:style-name="P2">1 setlistener → inits</text:p>
      <text:p text:style-name="P2">1 settimer : Init fonction</text:p>
      <text:p text:style-name="P2">1 settimer main boucle.</text:p>
      <text:p text:style-name="P2"><text:soft-page-break/></text:p>
      <text:p text:style-name="P1">Flightdirector.nas</text:p>
      <text:p text:style-name="P2">4 <text:s/>setlistener → 2 Init, dont un remove <text:s/>setlistener </text:p>
      <text:p text:style-name="P2">2 <text:s/>settimer main update bouc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9T01:22:40</dc:date>
    <dc:creator>Fabien </dc:creator>
    <meta:generator>LibreOffice/3.5$Linux_x86 LibreOffice_project/350m1$Build-2</meta:generator>
    <meta:editing-duration>PT1H21M2S</meta:editing-duration>
    <meta:editing-cycles>29</meta:editing-cycles>
    <meta:document-statistic meta:table-count="0" meta:image-count="0" meta:object-count="0" meta:page-count="2" meta:paragraph-count="53" meta:word-count="152" meta:character-count="1167" meta:non-whitespace-character-count="892"/>
  </office:meta>
</office:document-meta>
</file>